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0c8b" officeooo:paragraph-rsid="00090c8b"/>
    </style:style>
    <style:style style:name="P2" style:family="paragraph" style:parent-style-name="Standard">
      <style:text-properties officeooo:rsid="0009d287" officeooo:paragraph-rsid="000b5d7c"/>
    </style:style>
    <style:style style:name="P3" style:family="paragraph" style:parent-style-name="Standard">
      <style:text-properties officeooo:rsid="000d0c56" officeooo:paragraph-rsid="000d0c56"/>
    </style:style>
    <style:style style:name="T1" style:family="text">
      <style:text-properties officeooo:rsid="0009d287"/>
    </style:style>
    <style:style style:name="T2" style:family="text">
      <style:text-properties officeooo:rsid="000b5d7c"/>
    </style:style>
    <style:style style:name="T3" style:family="text">
      <style:text-properties officeooo:rsid="000d83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Agile might not the best organizational method for software based defense research</text:p>
      <text:p text:style-name="P1"/>
      <text:p text:style-name="P1">Agile’s best strengths are reducing the risk inherent in software development through frequent collaboration/feedback from users. </text:p>
      <text:p text:style-name="P1"/>
      <text:p text:style-name="P1">Agile has taken the software development world by storm. The techniques championed by companies like ____ and ____ have become the defacto standard for organization of teams and projects even beyond the traditional realms of tech companies and now influence development in a variety of other tangentially related industries. Defense contracting is no exception. </text:p>
      <text:p text:style-name="P1"/>
      <text:p text:style-name="P1">It would be cynical to insinuate that these techniques are being applied out of a group think like mentality fostered among PM and business types, <text:span text:style-name="T1">so lets assume instead that the inclusion of these techniques is part of a much larger goal of reform, and an honest attempt to mimic the productivity and success of large tech companies. <text:s/></text:span><text:s/></text:p>
      <text:p text:style-name="P1"/>
      <text:p text:style-name="P2">It would also be constructive <text:span text:style-name="T2">as well</text:span> to ignore the contract based limitations at the heart of defense contracting. <text:span text:style-name="T2">Consider one of the primary tenants of Agile, that teams should be self-organizing. This may be impossible in a defense contracting team for a variety of reasons. Firstly, the organization may literally be written into the contract, with various roles and pay levels dictated at the beginning of the project. Secondly, the team may already be divided or structured around various data control schemes, like classification, ITAR or FOUO regulated sections. No amount of self organization can overcome these barriers, since they are legal ones. However, because these are impossibilities, it is better to focus on the aspects of Agile that can be used and why, even then, the framework might not be a good match.</text:span></text:p>
      <text:p text:style-name="P2"/>
      <text:p text:style-name="P3">Software based defense research is, as it sounds, research whose primary tool is the creation and utilization of software. It is important to understand that the software is not a product in the traditional sense. Although software delivery may be required as part <text:span text:style-name="T3">of the contract, software is merely the vehicle by which some question or exploration is performed. The true product is information.</text:span></text:p>
      <text:p text:style-name="P3"/>
      <text:p text:style-name="P3"><text:a xlink:type="simple" xlink:href="https://www.agilealliance.org/wp-content/uploads/2015/12/ExperienceReport.2015.Gariano.Hardened_Agility_Deploying_Agile_at_a_Defense_Contractor.pdf" text:style-name="Internet_20_link" text:visited-style-name="Visited_20_Internet_20_Link">https://www.agilealliance.org/wp-content/uploads/2015/12/ExperienceReport.2015.Gariano.Hardened_Agility_Deploying_Agile_at_a_Defense_Contractor.pdf</text:a></text:p>
      <text:p text:style-name="P3"/>
      <text:p text:style-name="P3">http://agilemanifesto.org/principles.html</text:p>
      <text:p text:style-name="P2"/>
      <text:p text:style-name="P2"><text:span text:style-name="T2"><text:s text:c="3"/></text:span></text:p>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2T20:24:45.674000000</meta:creation-date>
    <dc:date>2021-06-22T21:19:14.711000000</dc:date>
    <meta:editing-duration>PT13M36S</meta:editing-duration>
    <meta:editing-cycles>4</meta:editing-cycles>
    <meta:generator>LibreOffice/7.1.2.2$Windows_X86_64 LibreOffice_project/8a45595d069ef5570103caea1b71cc9d82b2aae4</meta:generator>
    <meta:document-statistic meta:table-count="0" meta:image-count="0" meta:object-count="0" meta:page-count="1" meta:paragraph-count="10" meta:word-count="342" meta:character-count="2330" meta:non-whitespace-character-count="1987"/>
  </office:meta>
</office:document-meta>
</file>